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800000043840FB9037.png" manifest:media-type="image/png"/>
  <manifest:file-entry manifest:full-path="Pictures/1000000000000780000004389B7858F1.png" manifest:media-type="image/png"/>
  <manifest:file-entry manifest:full-path="Pictures/1000000000000780000004381D074E9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43cm, 7.071cm, 3.714cm, 11.641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06cm, 8.408cm, 4.516cm, 10.304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847cm, 7.261cm, 3.542cm, 11.718cm)" draw:image-opacity="100%" style:mirror="none"/>
    </style:style>
    <style:style style:name="gr4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cm" svg:height="8.04cm" svg:x="5.6cm" svg:y="8.9cm">
          <draw:image xlink:href="Pictures/1000000000000780000004381D074E9D.png" xlink:type="simple" xlink:show="embed" xlink:actuate="onLoad">
            <text:p/>
          </draw:image>
        </draw:frame>
        <draw:frame draw:style-name="gr2" draw:text-style-name="P1" draw:layer="layout" svg:width="14.3cm" svg:height="8cm" svg:x="5.7cm" svg:y="1cm">
          <draw:image xlink:href="Pictures/1000000000000780000004389B7858F1.png" xlink:type="simple" xlink:show="embed" xlink:actuate="onLoad">
            <text:p/>
          </draw:image>
        </draw:frame>
        <draw:frame draw:style-name="gr3" draw:text-style-name="P1" draw:layer="layout" svg:width="14.3cm" svg:height="8.171cm" svg:x="5.7cm" svg:y="17cm">
          <draw:image xlink:href="Pictures/10000000000007800000043840FB9037.png" xlink:type="simple" xlink:show="embed" xlink:actuate="onLoad">
            <text:p/>
          </draw:image>
        </draw:frame>
        <draw:custom-shape draw:style-name="gr4" draw:text-style-name="P1" draw:layer="layout" svg:width="6.147cm" svg:height="5.199cm" draw:transform="rotate (1.79437300397537) translate (2.94cm 11.706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147cm" svg:height="5.199cm" draw:transform="rotate (1.79437300397537) translate (2.963cm 21.29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3.7cm" svg:height="0.5cm" svg:x="9.3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0.5cm" svg:x="9.7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7cm" svg:height="0.5cm" svg:x="9.3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0.5cm" svg:x="7.8cm" svg:y="20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3.947cm" svg:y="2.3cm">
          <draw:text-box>
            <text:p>1</text:p>
          </draw:text-box>
        </draw:frame>
        <draw:frame draw:style-name="gr6" draw:layer="layout" svg:width="0.853cm" svg:height="0.962cm" svg:x="13.147cm" svg:y="5.638cm">
          <draw:text-box>
            <text:p>2</text:p>
          </draw:text-box>
        </draw:frame>
        <draw:frame draw:style-name="gr6" draw:layer="layout" svg:width="0.853cm" svg:height="0.962cm" svg:x="8.847cm" svg:y="9cm">
          <draw:text-box>
            <text:p>3</text:p>
          </draw:text-box>
        </draw:frame>
        <draw:frame draw:style-name="gr6" draw:layer="layout" svg:width="0.853cm" svg:height="0.962cm" svg:x="12.947cm" svg:y="13.438cm">
          <draw:text-box>
            <text:p>4</text:p>
          </draw:text-box>
        </draw:frame>
        <draw:frame draw:style-name="gr6" draw:layer="layout" svg:width="0.853cm" svg:height="0.962cm" svg:x="14.9cm" svg:y="19.7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3:29:21.121000000</meta:creation-date>
    <meta:generator>LibreOffice/4.2.5.2$Windows_x86 LibreOffice_project/61cb170a04bb1f12e77c884eab9192be736ec5f5</meta:generator>
    <dc:date>2015-03-12T13:39:19.240000000</dc:date>
    <meta:editing-duration>P0D</meta:editing-duration>
    <meta:editing-cycles>1</meta:editing-cycles>
    <meta:document-statistic meta:object-count="14"/>
  </office:meta>
</office:document-meta>
</file>